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0860AEEA6C2.jpg" manifest:media-type="image/jpeg"/>
  <manifest:file-entry manifest:full-path="Pictures/10000000000002BB0000006D5CF9BB5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master-page-name="Standard">
      <style:paragraph-properties style:page-number="1"/>
    </style:style>
    <style:style style:name="P2" style:family="paragraph" style:parent-style-name="normal" style:list-style-name="WWNum1">
      <style:paragraph-properties fo:margin-left="1.27cm" fo:text-indent="-0.635cm" style:auto-text-indent="false"/>
    </style:style>
    <style:style style:name="P3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</style:style>
    <style:style style:name="P4" style:family="paragraph" style:parent-style-name="normal" style:list-style-name="WWNum2">
      <style:paragraph-properties fo:margin-left="2.54cm" fo:margin-top="0cm" fo:margin-bottom="0.353cm" style:contextual-spacing="false" fo:line-height="100%" fo:text-indent="-0.635cm" style:auto-text-indent="false"/>
    </style:style>
    <style:style style:name="P5" style:family="paragraph" style:parent-style-name="normal" style:list-style-name="WWNum2">
      <style:paragraph-properties fo:margin-left="3.81cm" fo:margin-top="0cm" fo:margin-bottom="0.353cm" style:contextual-spacing="false" fo:line-height="100%" fo:text-indent="-0.635cm" style:auto-text-indent="false"/>
    </style:style>
    <style:style style:name="P6" style:family="paragraph" style:parent-style-name="normal">
      <style:paragraph-properties fo:margin-left="3.81cm" fo:margin-top="0cm" fo:margin-bottom="0.353cm" style:contextual-spacing="false" fo:line-height="100%" fo:text-indent="0cm" style:auto-text-indent="false"/>
    </style:style>
    <style:style style:name="P7" style:family="paragraph" style:parent-style-name="normal">
      <style:paragraph-properties fo:margin-left="5.08cm" fo:margin-top="0cm" fo:margin-bottom="0.353cm" style:contextual-spacing="false" fo:line-height="100%" fo:text-indent="0cm" style:auto-text-indent="false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2" style:family="paragraph" style:parent-style-name="normal">
      <style:paragraph-properties fo:line-height="100%" fo:text-align="center" style:justify-single-word="false" fo:orphans="0" fo:widows="0"/>
    </style:style>
    <style:style style:name="P13" style:family="paragraph" style:parent-style-name="normal">
      <style:paragraph-properties fo:margin-left="1.27cm" fo:margin-top="0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14" style:family="paragraph" style:parent-style-name="normal">
      <style:paragraph-properties fo:margin-left="1.27cm" fo:text-indent="0cm" style:auto-text-indent="false" fo:break-before="auto" fo:break-after="auto"/>
      <style:text-properties style:font-name="Open Sans" style:font-name-asian="Open Sans1" style:font-name-complex="Open Sans1"/>
    </style:style>
    <style:style style:name="P15" style:family="paragraph" style:parent-style-name="normal">
      <style:paragraph-properties fo:line-height="115%" fo:orphans="0" fo:widows="0"/>
    </style:style>
    <style:style style:name="P16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17" style:family="paragraph" style:parent-style-name="normal">
      <style:paragraph-properties fo:orphans="0" fo:widows="0"/>
      <style:text-properties fo:font-style="italic" style:font-style-asian="italic"/>
    </style:style>
    <style:style style:name="P18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19" style:family="paragraph" style:parent-style-name="normal">
      <style:paragraph-properties fo:orphans="0" fo:widows="0"/>
    </style:style>
    <style:style style:name="P20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8778f" officeooo:paragraph-rsid="0018778f"/>
    </style:style>
    <style:style style:name="P21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6f5" officeooo:paragraph-rsid="001a16f5"/>
    </style:style>
    <style:style style:name="P22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a1bc1" officeooo:paragraph-rsid="001a1bc1"/>
    </style:style>
    <style:style style:name="P23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  <style:text-properties fo:color="#3465a4" loext:opacity="100%" officeooo:rsid="001b0406" officeooo:paragraph-rsid="001b0406"/>
    </style:style>
    <style:style style:name="T1" style:family="text">
      <style:text-properties style:font-name="Open Sans" style:font-name-asian="Open Sans1" style:font-name-complex="Open Sans1"/>
    </style:style>
    <style:style style:name="T2" style:family="text">
      <style:text-properties style:font-name="Open Sans" style:text-underline-style="none" style:font-name-asian="Open Sans1" style:font-name-complex="Open Sans1"/>
    </style:style>
    <style:style style:name="T3" style:family="text">
      <style:text-properties fo:color="#1155cc" loext:opacity="100%" style:font-name="Open Sans" style:text-underline-style="solid" style:text-underline-width="auto" style:text-underline-color="font-color" style:font-name-asian="Open Sans1" style:font-name-complex="Open Sans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1a16f5"/>
    </style:style>
    <style:style style:name="T11" style:family="text">
      <style:text-properties officeooo:rsid="001b04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4b83ksdmm17j"/><text:span text:style-name="T1">ICA1-0376-RA1-PR01</text:span><text:span text:style-name="T1"/></text:p>
      <text:p text:style-name="Heading_20_4"><text:bookmark text:name="_5n1tqhcjvmfs"/>RA1. Prepara l’entorn de desenvolupament i els servidors d’aplicacions web instal·lant i integrant les funcionalitats necessàries.</text:p>
      <text:p text:style-name="Heading_20_4" loext:marker-style-name="T1"><text:bookmark text:name="_f28kab8blnsd"/><text:span text:style-name="T1">Objectius</text:span><text:span text:style-name="T1"/></text:p>
      <text:list text:style-name="WWNum1">
        <text:list-item>
          <text:p text:style-name="P2" loext:marker-style-name="T1"><text:span text:style-name="T1">El document serà un tutorial d'instal·lació de XAMPP i breu introducció a PHP</text:span><text:span text:style-name="T1"/></text:p>
        </text:list-item>
      </text:list>
      <text:p text:style-name="Heading_20_4" loext:marker-style-name="T1"><text:bookmark text:name="_456991kz99zc"/><text:span text:style-name="T1">Exercici</text:span><text:span text:style-name="T1"/></text:p>
      <text:list text:style-name="WWNum2">
        <text:list-item>
          <text:p text:style-name="P3" loext:marker-style-name="T2"><text:span text:style-name="T1">Expliqueu en què consisteixen les aplicacions web i quin paper desenvolupen el client i el servidor.</text:span></text:p>
          <text:p text:style-name="P20">Las aplicaciones web son programas accesibles a través de un nagevador que opera cleinte-servidor. El cliente muestra la interfaz y envia solicitudes al servidor. El servidor procesa <text:span text:style-name="T10">las solicitudes, gestion de datos y envía las respuestas al cliente.</text:span></text:p>
        </text:list-item>
        <text:list-item>
          <text:p text:style-name="P3" loext:marker-style-name="T2"><text:span text:style-name="T1">Posa un exemple de com interactuen: què passa quan un usuari demana una pàgina web des del seu navegador?</text:span></text:p>
          <text:p text:style-name="P21">Cuando el usuario solicita una web, el cliente envía una sol·licitud al servidor, procesa la petición, hace la consulta y envia la respuesta.</text:p>
        </text:list-item>
        <text:list-item>
          <text:p text:style-name="P3" loext:marker-style-name="T2"><text:span text:style-name="T1">Esmenta les tecnologies més utilitzades en el client i en el servidor.</text:span></text:p>
          <text:p text:style-name="P22">En el cliente se utiliza HTML, CSS, JavaScript son esenciales para l ainterfaz y la interactividad. <text:span text:style-name="T11">En el servidor se utilizan Node.js, Python, PHP o Java, MYSQL o MongoDB y Nginx o Apache.</text:span></text:p>
        </text:list-item>
        <text:list-item>
          <text:p text:style-name="P3" loext:marker-style-name="T2"><text:span text:style-name="T1">Explica les principals característiques de Apache i MySQL:</text:span></text:p>
          <text:p text:style-name="P23">Apache destaca por su modularidad, configurabilidad y capacidad para servir contenido estático y dinámico, siendo ideal como servidor web. MySQL sobresale por su modelo relacional, alto rendimiento y seguridad, siendo una base de datos robusta para apliaciones web. Juntos, forman una combinacion poderosa en entorno como la pila LAMP-</text:p>
        </text:list-item>
        <text:list-item>
          <text:p text:style-name="P3" loext:marker-style-name="T2"><text:span text:style-name="T1">Què és Apache? Quines són les seves funcions principals?</text:span></text:p>
          <text:p text:style-name="P3" loext:marker-style-name="T2"><text:span text:style-name="T2"/></text:p>
        </text:list-item>
        <text:list-item>
          <text:p text:style-name="P3" loext:marker-style-name="T2"><text:soft-page-break/><text:span text:style-name="T1">Què és MySQL? Quina és la seva funció dins d'una aplicació web?</text:span><text:span text:style-name="T2"/></text:p>
        </text:list-item>
        <text:list-item>
          <text:p text:style-name="P3" loext:marker-style-name="T2"><text:span text:style-name="T1">Explica les tipologies de llenguatges script que existeixen (client i servidor) i posa exemples:</text:span><text:span text:style-name="T2"/></text:p>
          <text:list>
            <text:list-item>
              <text:p text:style-name="P4" loext:marker-style-name="T2"><text:span text:style-name="T1">Client: JavaScript.</text:span><text:span text:style-name="T2"/></text:p>
            </text:list-item>
            <text:list-item>
              <text:p text:style-name="P4" loext:marker-style-name="T2"><text:span text:style-name="T1">Servidor: PHP, Python, Node.js.</text:span><text:span text:style-name="T2"/></text:p>
            </text:list-item>
            <text:list-item>
              <text:p text:style-name="P4" loext:marker-style-name="T2"><text:span text:style-name="T1">A quin tipus de llenguatge pertany PHP? Com s'executa en el servidor?</text:span><text:span text:style-name="T2"/></text:p>
            </text:list-item>
          </text:list>
        </text:list-item>
      </text:list>
      <text:p text:style-name="P13" loext:marker-style-name="T1"/>
      <text:list text:continue-numbering="true" text:style-name="WWNum2">
        <text:list-item>
          <text:p text:style-name="P3" loext:marker-style-name="T2"><text:span text:style-name="T1"><text:s/>Hi ha diferents paquets que simplifiquen la tasca d'instal·lar Apache + PHP + MySQL.</text:span><text:span text:style-name="T2"/></text:p>
          <text:list>
            <text:list-item>
              <text:p text:style-name="P4" loext:marker-style-name="T2"><text:span text:style-name="T1">Investiga i posa els requeriments tècnics de dos d'aquests paquets, amb XAMPP com un d'ells. Comparar:</text:span><text:span text:style-name="T2"/></text:p>
              <text:list>
                <text:list-item>
                  <text:p text:style-name="P5" loext:marker-style-name="T2"><text:span text:style-name="T1">XAMPP: Sistemes operatius suportats, components inclosos, requisits de hardware mínims.</text:span><text:span text:style-name="T2"/></text:p>
                </text:list-item>
                <text:list-item>
                  <text:p text:style-name="P5" loext:marker-style-name="T2"><text:span text:style-name="T1">Un altre paquet (per exemple, WAMP, LAMP o MAMP): Requisits similars.</text:span><text:span text:style-name="T2"/></text:p>
                </text:list-item>
              </text:list>
            </text:list-item>
            <text:list-item>
              <text:p text:style-name="P4" loext:marker-style-name="T2"><text:span text:style-name="T1">Compara també les funcions addicionals o les diferències entre els paquets.</text:span><text:span text:style-name="T2"/></text:p>
            </text:list-item>
          </text:list>
        </text:list-item>
        <text:list-item>
          <text:p text:style-name="P3" loext:marker-style-name="T1"><text:span text:style-name="T1">Tutorial XAMPP</text:span><text:span text:style-name="T1"/></text:p>
          <text:list>
            <text:list-item>
              <text:p text:style-name="P4" loext:marker-style-name="T1"><text:span text:style-name="T1">El document serà un tutorial d'instal·lació de XAMPP i breu introducció a PHP, amb els següents punts:</text:span><text:span text:style-name="T1"/></text:p>
              <text:list>
                <text:list-item>
                  <text:p text:style-name="P5" loext:marker-style-name="T1"><text:span text:style-name="T1">Introducció</text:span><text:span text:style-name="T1"/></text:p>
                </text:list-item>
                <text:list-item>
                  <text:p text:style-name="P5" loext:marker-style-name="T1"><text:span text:style-name="T1">Procés de Configuració i Posada en Marxa</text:span><text:span text:style-name="T1"/></text:p>
                </text:list-item>
              </text:list>
            </text:list-item>
            <text:list-item>
              <text:p text:style-name="P4" loext:marker-style-name="T2"><text:span text:style-name="T1">Descarregueu del web el programari XAMPP i instal·leu-lo amb tots els components. Mentre ho feu, anoteu les dades per tal de completar el següent apartat.</text:span><text:span text:style-name="T2"/></text:p>
            </text:list-item>
            <text:list-item>
              <text:p text:style-name="P4" loext:marker-style-name="T2"><text:span text:style-name="T1"><text:s text:c="3"/>Feu captures de pantalla de tot el procés, incloent-hi:</text:span><text:span text:style-name="T2"/></text:p>
              <text:list>
                <text:list-item>
                  <text:p text:style-name="P5" loext:marker-style-name="T2"><text:span text:style-name="T1">Descarrega del fitxer d'instal·lació.</text:span><text:span text:style-name="T2"/></text:p>
                </text:list-item>
                <text:list-item>
                  <text:p text:style-name="P5" loext:marker-style-name="T2"><text:soft-page-break/><text:span text:style-name="T1">Selecció dels components durant la instal·lació.</text:span><text:span text:style-name="T2"/></text:p>
                </text:list-item>
                <text:list-item>
                  <text:p text:style-name="P5" loext:marker-style-name="T2"><text:span text:style-name="T1">Primer accés al Panell de Control de XAMPP.</text:span><text:span text:style-name="T2"/></text:p>
                </text:list-item>
                <text:list-item>
                  <text:p text:style-name="P5" loext:marker-style-name="T2"><text:span text:style-name="T1">Posada en marxa d'Apache i MySQL des del Panell de Control.</text:span><text:span text:style-name="T2"/></text:p>
                </text:list-item>
                <text:list-item>
                  <text:p text:style-name="P5" loext:marker-style-name="T2"><text:span text:style-name="T1">Accés a phpMyAdmin.</text:span><text:span text:style-name="T2"/></text:p>
                </text:list-item>
                <text:list-item>
                  <text:p text:style-name="P5" loext:marker-style-name="T2"><text:span text:style-name="T1">Accediu a phpinfo() per verificar que PHP s'ha instal·lat correctament i incloeu una captura.</text:span><text:span text:style-name="T2"/></text:p>
                </text:list-item>
              </text:list>
            </text:list-item>
            <text:list-item>
              <text:p text:style-name="P4" loext:marker-style-name="T2"><text:span text:style-name="T1">Creació d'un Fitxer PHP</text:span><text:span text:style-name="T2"/></text:p>
              <text:list>
                <text:list-item>
                  <text:p text:style-name="P5" loext:marker-style-name="T2"><text:span text:style-name="T1">Dins de la ruta "xampp\htdocs", crea el directori <text:s/>376Implantacio</text:span><text:span text:style-name="T2"/></text:p>
                </text:list-item>
                <text:list-item>
                  <text:p text:style-name="P5" loext:marker-style-name="T2"><text:span text:style-name="T1">A dins, crea l'arxiu index.php amb el següent codi PHP:</text:span><text:span text:style-name="T2"/></text:p>
                </text:list-item>
              </text:list>
            </text:list-item>
          </text:list>
        </text:list-item>
      </text:list>
      <text:p text:style-name="P6" loext:marker-style-name="T1"><text:span text:style-name="T1">&lt;?php</text:span><text:span text:style-name="T1"/></text:p>
      <text:p text:style-name="P7" loext:marker-style-name="T1"><text:span text:style-name="T1">echo '&lt;p&gt;Hola món&lt;/p&gt;';</text:span><text:span text:style-name="T1"/></text:p>
      <text:p text:style-name="P6" loext:marker-style-name="T1"><text:span text:style-name="T1">?&gt;</text:span><text:span text:style-name="T1"/></text:p>
      <text:list text:continue-numbering="true" text:style-name="WWNum2">
        <text:list-item>
          <text:list>
            <text:list-item>
              <text:p text:style-name="P4" loext:marker-style-name="T2"><text:span text:style-name="T1">Comprova que carrega correctament en el navegador accedint a </text:span><text:a xlink:type="simple" xlink:href="http://localhost/376Implantacio/index.php" text:style-name="ListLabel_20_19" text:visited-style-name="ListLabel_20_19"><text:span text:style-name="T3">http://localhost/376Implantacio/index.php</text:span></text:a><text:span text:style-name="T1">.</text:span></text:p>
            </text:list-item>
            <text:list-item>
              <text:p text:style-name="P4" loext:marker-style-name="T2"><text:span text:style-name="T1">Fes una captura de pantalla del navegador mostrant el missatge "Hola món".</text:span><text:span text:style-name="T2"/></text:p>
            </text:list-item>
          </text:list>
        </text:list-item>
      </text:list>
      <text:p text:style-name="Heading_20_4" loext:marker-style-name="T1"><text:bookmark text:name="_ue6of4c607bi"/><text:span text:style-name="T1">Entrega</text:span><text:span text:style-name="T1"/></text:p>
      <text:p text:style-name="normal" loext:marker-style-name="T1"><text:span text:style-name="T1">En aquesta pràctica hauràs de confeccionar una memòria amb tots els exercicis proposats a continuació. Per a cada exercici, documenta tots els passos que hagis realitzat amb captures de pantalla en les que pugui veure's el teu nom i la data. Indica també totes les instruccions que hagis fet servir, amb paràmetres i fitxers d'entrada, i les modificacions que hagis fet a fitxers de configuració, tot ben explicat. Hauràs d'entregar la memòria pel Moodle: ves amb compte que no pesi més de 10 MB.</text:span><text:span text:style-name="T1"/></text:p>
      <text:p text:style-name="P14" loext:marker-style-name="T1"/>
      <text:p text:style-name="P1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7.648cm" fo:margin-left="-0.143cm" fo:margin-top="0cm" fo:margin-bottom="0cm" table:align="left" style:writing-mode="page"/>
    </style:style>
    <style:style style:name="Table1.A" style:family="table-column">
      <style:table-column-properties style:column-width="6.929cm"/>
    </style:style>
    <style:style style:name="Table1.B" style:family="table-column">
      <style:table-column-properties style:column-width="10.71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2" style:family="table">
      <style:table-properties style:width="17.627cm" fo:margin-left="-0.182cm" fo:margin-top="0cm" fo:margin-bottom="0cm" table:align="left" style:writing-mode="page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10.252cm"/>
    </style:style>
    <style:style style:name="Table2.C" style:family="table-column">
      <style:table-column-properties style:column-width="3cm"/>
    </style:style>
    <style:style style:name="Table2.1" style:family="table-row">
      <style:table-row-properties style:min-row-height="0.873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824cm" fo:keep-together="auto"/>
    </style:style>
    <style:style style:name="Table2.3" style:family="table-row">
      <style:table-row-properties style:min-row-height="0.437cm" fo:keep-together="auto"/>
    </style:style>
    <style:style style:name="Table2.4" style:family="table-row">
      <style:table-row-properties style:min-row-height="0.487cm" fo:keep-together="auto"/>
    </style:style>
    <style:style style:name="MP1" style:family="paragraph" style:parent-style-name="normal">
      <style:paragraph-properties fo:line-height="115%" fo:orphans="0" fo:widows="0"/>
    </style:style>
    <style:style style:name="MP2" style:family="paragraph" style:parent-style-name="normal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/>
    </style:style>
    <style:style style:name="MP4" style:family="paragraph" style:parent-style-name="normal">
      <style:paragraph-properties fo:margin-right="0.635cm"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7" style:family="paragraph" style:parent-style-name="normal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normal">
      <style:paragraph-properties fo:line-height="100%" fo:text-align="center" style:justify-single-word="false" fo:orphans="0" fo:widows="0"/>
    </style:style>
    <style:style style:name="MP9" style:family="paragraph" style:parent-style-name="normal">
      <style:paragraph-properties fo:orphans="0" fo:widows="0"/>
      <style:text-properties fo:font-style="italic" style:font-style-asian="italic"/>
    </style:style>
    <style:style style:name="MP10" style:family="paragraph" style:parent-style-name="normal">
      <style:paragraph-properties fo:orphans="0" fo:widows="0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bold" style:font-weight-asian="bold"/>
    </style:style>
    <style:style style:name="MT4" style:family="text">
      <style:text-properties fo:font-style="italic" style:font-style-asian="italic"/>
    </style:style>
    <style:style style:name="MT5" style:family="text">
      <style:text-properties fo:font-size="10pt" fo:font-style="italic" style:font-size-asian="10pt" style:font-style-asian="italic" style:font-size-complex="10pt"/>
    </style:style>
    <style:style style:name="MT6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 loext:marker-style-name="MT1"><text:span text:style-name="MT2"><text:s text:c="7"/></text:span><draw:frame draw:style-name="Mfr1" draw:name="image1.jpg" text:anchor-type="as-char" svg:width="5.039cm" svg:height="0.794cm" draw:z-index="2"><draw:image xlink:href="Pictures/10000000000002BB0000006D5CF9BB54.jpg" xlink:type="simple" xlink:show="embed" xlink:actuate="onLoad" draw:mime-type="image/jpeg"/></draw:frame><text:span text:style-name="MT2"><text:tab/></text:span></text:p>
            </table:table-cell>
            <table:table-cell table:style-name="Table1.A1" office:value-type="string">
              <text:p text:style-name="MP3" loext:marker-style-name="MT3"><text:span text:style-name="MT3">ICA1-0376-RA1-PR01</text:span><text:span text:style-name="MT3"/></text:p>
              <text:p text:style-name="MP3" loext:marker-style-name="MT3"><text:span text:style-name="MT3">0376 - Implantació d'aplicacions web</text:span><text:span text:style-name="MT3"/></text:p>
            </table:table-cell>
          </table:table-row>
        </table:table>
        <text:p text:style-name="normal"/>
      </style:header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table:number-rows-spanned="3" office:value-type="string">
                <text:p text:style-name="MP4"><draw:frame draw:style-name="Mfr1" draw:name="image2.jpg" text:anchor-type="as-char" svg:width="4.147cm" svg:height="2.05cm" draw:z-index="5"><draw:image xlink:href="Pictures/1000000000000172000000860AEEA6C2.jpg" xlink:type="simple" xlink:show="embed" xlink:actuate="onLoad" draw:mime-type="image/jpeg"/></draw:frame></text:p>
              </table:table-cell>
              <table:table-cell table:style-name="Table2.B1" table:number-columns-spanned="2" office:value-type="string">
                <text:p text:style-name="MP5" loext:marker-style-name="MT4"><text:span text:style-name="MT4">Àrea Departament: DEPARTAMENT INFORMÀTICA</text:span><text:span text:style-name="MT4"/></text:p>
              </table:table-cell>
              <table:covered-table-cell/>
            </table:table-row>
            <table:table-row table:style-name="Table2.2">
              <table:covered-table-cell table:style-name="Table2.A1"/>
              <table:table-cell table:style-name="Table2.B1" office:value-type="string">
                <text:p text:style-name="MP6" loext:marker-style-name="MT5"/>
              </table:table-cell>
              <table:table-cell table:style-name="Table2.B1" table:number-rows-spanned="2" office:value-type="string">
                <text:p text:style-name="MP7"><text:span text:style-name="MT4">Pàg. </text:span><text:page-number text:select-page="current">3</text:page-number><text:span text:style-name="MT4"><text:s/>de </text:span><text:page-count>3</text:page-count></text:p>
              </table:table-cell>
            </table:table-row>
            <table:table-row table:style-name="Table2.3">
              <table:covered-table-cell table:style-name="Table2.A1"/>
              <table:table-cell table:style-name="Table2.B1" office:value-type="string">
                <text:p text:style-name="MP5" loext:marker-style-name="MT4"><text:span text:style-name="MT4">Elaborat: Departament d'informàtica</text:span><text:span text:style-name="MT4"/></text:p>
              </table:table-cell>
              <table:covered-table-cell table:style-name="Table2.B1"/>
            </table:table-row>
            <table:table-row table:style-name="Table2.4">
              <table:table-cell table:style-name="Table2.B1" table:number-columns-spanned="3" office:value-type="string">
                <text:p text:style-name="MP8" loext:marker-style-name="MT6"><text:span text:style-name="MT6">El document vàlid està dipositat en el programa informàtic de gestió documental. Aquest document pot esdevenir obsolet.</text:span><text:span text:style-name="MT6"/></text:p>
              </table:table-cell>
              <table:covered-table-cell/>
              <table:covered-table-cell/>
            </table:table-row>
          </table:table-header-rows>
        </table:table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9T20:38:41.649383537</dc:date>
    <meta:editing-duration>PT13M4S</meta:editing-duration>
    <meta:editing-cycles>2</meta:editing-cycles>
    <meta:generator>LibreOffice/24.2.7.2$Linux_X86_64 LibreOffice_project/420$Build-2</meta:generator>
    <meta:document-statistic meta:table-count="2" meta:image-count="2" meta:object-count="0" meta:page-count="3" meta:paragraph-count="54" meta:word-count="654" meta:character-count="4177" meta:non-whitespace-character-count="3595"/>
  </office:meta>
</office:document-meta>
</file>